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6603a" style:font-size-asian="14pt" style:font-size-complex="14pt"/>
    </style:style>
    <style:style style:name="P2" style:family="paragraph" style:parent-style-name="Standard">
      <style:text-properties fo:font-size="14pt" officeooo:paragraph-rsid="0007ab8f" style:font-size-asian="14pt" style:font-size-complex="14pt"/>
    </style:style>
    <style:style style:name="P3" style:family="paragraph" style:parent-style-name="Standard">
      <style:text-properties fo:font-size="14pt" officeooo:paragraph-rsid="0008cac5" style:font-size-asian="14pt" style:font-size-complex="14pt"/>
    </style:style>
    <style:style style:name="P4" style:family="paragraph" style:parent-style-name="Standard">
      <style:text-properties fo:font-size="14pt" officeooo:paragraph-rsid="000ae036" style:font-size-asian="14pt" style:font-size-complex="14pt"/>
    </style:style>
    <style:style style:name="P5" style:family="paragraph" style:parent-style-name="Standard">
      <style:text-properties fo:font-size="14pt" officeooo:paragraph-rsid="0010404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0pt" fo:font-weight="bold" officeooo:paragraph-rsid="0006603a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c9211e" loext:opacity="100%" fo:font-size="20pt" fo:font-weight="bold" officeooo:rsid="000761ab" officeooo:paragraph-rsid="0006603a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c9211e" loext:opacity="100%" fo:font-size="20pt" fo:font-weight="bold" officeooo:paragraph-rsid="0006603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ffff" loext:opacity="100%" fo:font-size="20pt" fo:font-weight="bold" officeooo:paragraph-rsid="0006603a" fo:background-color="#00849a" style:font-size-asian="20pt" style:font-weight-asian="bold" style:font-size-complex="20pt" style:font-weight-complex="bold"/>
    </style:style>
    <style:style style:name="P10" style:family="paragraph" style:parent-style-name="Standard">
      <style:text-properties fo:color="#00849a" loext:opacity="100%" fo:font-size="14pt" fo:font-weight="bold" officeooo:paragraph-rsid="0006603a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849a" loext:opacity="100%" fo:font-size="14pt" style:text-underline-style="solid" style:text-underline-width="auto" style:text-underline-color="font-color" fo:font-weight="bold" officeooo:paragraph-rsid="0006603a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06603a"/>
    </style:style>
    <style:style style:name="T1" style:family="text">
      <style:text-properties officeooo:rsid="00088ce9"/>
    </style:style>
    <style:style style:name="T2" style:family="text">
      <style:text-properties fo:color="#ffffff" loext:opacity="100%" officeooo:rsid="000761ab" fo:background-color="#00849a" loext:char-shading-value="0"/>
    </style:style>
    <style:style style:name="T3" style:family="text">
      <style:text-properties fo:color="#ffffff" loext:opacity="100%" officeooo:rsid="0006603a" fo:background-color="#00849a" loext:char-shading-value="0"/>
    </style:style>
    <style:style style:name="T4" style:family="text">
      <style:text-properties fo:background-color="#00849a" loext:char-shading-value="0"/>
    </style:style>
    <style:style style:name="T5" style:family="text">
      <style:text-properties officeooo:rsid="000a66b1"/>
    </style:style>
    <style:style style:name="T6" style:family="text">
      <style:text-properties officeooo:rsid="000b5b28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080090"/>
    </style:style>
    <style:style style:name="T9" style:family="text">
      <style:text-properties officeooo:rsid="0008338f"/>
    </style:style>
    <style:style style:name="T10" style:family="text">
      <style:text-properties officeooo:rsid="00099ad6"/>
    </style:style>
    <style:style style:name="T11" style:family="text">
      <style:text-properties officeooo:rsid="000c4921"/>
    </style:style>
    <style:style style:name="T12" style:family="text">
      <style:text-properties officeooo:rsid="000d1e4a"/>
    </style:style>
    <style:style style:name="T13" style:family="text">
      <style:text-properties officeooo:rsid="00111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/>
      <text:p text:style-name="P9"><text:tab/> Modèle rétrospectif<text:tab/> <text:tab/></text:p>
      <text:p text:style-name="P6"/>
      <text:p text:style-name="P6"/>
      <text:p text:style-name="P7"/>
      <text:p text:style-name="P8"><text:span text:style-name="T2"><text:s/>Sprint </text:span><text:span text:style-name="T3">1</text:span><text:span text:style-name="T2"> – mediscreen-</text:span><text:span text:style-name="T3">patient</text:span><text:span text:style-name="T4"><text:tab/><text:tab/><text:tab/><text:tab/><text:tab/><text:tab/><text:tab/></text:span></text:p>
      <text:p text:style-name="P10"/>
      <text:p text:style-name="P10"/>
      <text:p text:style-name="P11">Ce qui s’est bien passé :</text:p>
      <text:p text:style-name="P1"/>
      <text:p text:style-name="P1">- J'ai utilisé le modèle de spécification REST API pour créer une implémentation REST pour accéder au<text:span text:style-name="T5">x </text:span><text:span text:style-name="T11">patients</text:span>.</text:p>
      <text:p text:style-name="P1"/>
      <text:p text:style-name="P1">- J'ai réussi à communiquer avec la base de données SQL.</text:p>
      <text:p text:style-name="P1"/>
      <text:p text:style-name="P2">- <text:span text:style-name="T6">J</text:span>'ai testé mon implémentation en utilisant <text:span text:style-name="T8">des outils comme Postman ou des commandes cURL ainsi qu’avec des test d’intégration et unitaires.</text:span></text:p>
      <text:p text:style-name="P1"/>
      <text:p text:style-name="P12"><text:span text:style-name="T7">- J'ai réussi à mettre en place l'infrastructure des microservices Docker conformément aux exigences.</text:span></text:p>
      <text:p text:style-name="P1"/>
      <text:p text:style-name="P1">- L'interface utilisateur a été créée, permettant la saisie <text:span text:style-name="T12">et la modification</text:span> des informations de base du patient.</text:p>
      <text:p text:style-name="P1"/>
      <text:p text:style-name="P5">- <text:span text:style-name="T13">Les tests d’intégration lancent un conteneur docker contenant une base de donnée dédiée.</text:span></text:p>
      <text:p text:style-name="P1"/>
      <text:p text:style-name="P11">Ce qui aurait pu aller mieux :</text:p>
      <text:p text:style-name="P1"/>
      <text:p text:style-name="P1">- J'aurais pu mieux estimer le temps nécessaire pour terminer certaines tâches, ce qui aurait permis une meilleure planification et gestion du temps.</text:p>
      <text:p text:style-name="P1"/>
      <text:p text:style-name="P4">- <text:span text:style-name="T9">Utiliser, pour la ressource Patient, des noms de variables plus adaptés, plus éxplicites. (given, dob → lastName</text:span></text:p>
      <text:p text:style-name="P4"><text:span text:style-name="T9">)</text:span></text:p>
      <text:p text:style-name="P1"/>
      <text:p text:style-name="P1"/>
      <text:p text:style-name="P11">Ce que j’aimerais faire différemment :</text:p>
      <text:p text:style-name="P1"/>
      <text:p text:style-name="P1">- Établir des estimations de temps plus précises pour les prochaines itérations afin d'améliorer la planification d<text:span text:style-name="T1">es</text:span> sprint.</text:p>
      <text:p text:style-name="P1"><text:soft-page-break/></text:p>
      <text:p text:style-name="P3">- <text:span text:style-name="T10">Revoir la structure des URI des points de terminaison. (Singulier/pluriel, pas de mot CRUD...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2:59:04.718851168</meta:creation-date>
    <dc:date>2023-06-08T16:16:51.253605062</dc:date>
    <meta:editing-duration>PT1H23M5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16" meta:word-count="196" meta:character-count="1255" meta:non-whitespace-character-count="1061"/>
  </office:meta>
</office:document-meta>
</file>